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Total MSE</text:p>
          </table:table-cell>
          <table:table-cell table:style-name="ce1" office:value-type="string" calcext:value-type="string">
            <text:p>Min MSE</text:p>
          </table:table-cell>
          <table:table-cell table:style-name="ce1" office:value-type="string" calcext:value-type="string">
            <text:p>Max MSE</text:p>
          </table:table-cell>
        </table:table-row>
        <table:table-row table:style-name="ro1">
          <table:table-cell office:value-type="string" calcext:value-type="string">
            <text:p>One datastream, one location</text:p>
          </table:table-cell>
          <table:table-cell table:style-name="ce3" office:value-type="float" office:value="0.00817592175185578" calcext:value-type="float">
            <text:p>0.008175921751856</text:p>
          </table:table-cell>
          <table:table-cell office:value-type="float" office:value="0.000417051982367411" calcext:value-type="float">
            <text:p>0.000417051982367</text:p>
          </table:table-cell>
          <table:table-cell office:value-type="float" office:value="0.0382814295589924" calcext:value-type="float">
            <text:p>0.038281429558992</text:p>
          </table:table-cell>
        </table:table-row>
        <table:table-row table:style-name="ro1">
          <table:table-cell office:value-type="string" calcext:value-type="string">
            <text:p>One datastream, all locations</text:p>
          </table:table-cell>
          <table:table-cell office:value-type="float" office:value="0.00847131199243537" calcext:value-type="float">
            <text:p>0.008471311992435</text:p>
          </table:table-cell>
          <table:table-cell office:value-type="float" office:value="0.00114691071212292" calcext:value-type="float">
            <text:p>0.001146910712123</text:p>
          </table:table-cell>
          <table:table-cell office:value-type="float" office:value="0.0246499795466661" calcext:value-type="float">
            <text:p>0.024649979546666</text:p>
          </table:table-cell>
        </table:table-row>
        <table:table-row table:style-name="ro1">
          <table:table-cell office:value-type="string" calcext:value-type="string">
            <text:p>All datastreams, one location</text:p>
          </table:table-cell>
          <table:table-cell office:value-type="float" office:value="0.00869954136338388" calcext:value-type="float">
            <text:p>0.008699541363384</text:p>
          </table:table-cell>
          <table:table-cell office:value-type="float" office:value="0.00436887890100479" calcext:value-type="float">
            <text:p>0.004368878901005</text:p>
          </table:table-cell>
          <table:table-cell office:value-type="float" office:value="0.0113392537459731" calcext:value-type="float">
            <text:p>0.011339253745973</text:p>
          </table:table-cell>
        </table:table-row>
        <table:table-row table:style-name="ro1">
          <table:table-cell office:value-type="string" calcext:value-type="string">
            <text:p>All datastreams, all locations </text:p>
          </table:table-cell>
          <table:table-cell table:number-columns-repeated="3" office:value-type="float" office:value="0.0100303124636412" calcext:value-type="float">
            <text:p>0.01003031246364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table:formula="of:=MIN([.B2:.B5])" office:value-type="float" office:value="0.00817592175185578" calcext:value-type="float">
            <text:p>0.00817592175185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2T11:34:08.139586423</meta:creation-date>
    <meta:generator>LibreOffice/6.0.7.3$Linux_X86_64 LibreOffice_project/00m0$Build-3</meta:generator>
    <dc:date>2023-08-22T12:12:48.880605864</dc:date>
    <meta:editing-duration>PT38M38S</meta:editing-duration>
    <meta:editing-cycles>6</meta:editing-cycles>
    <meta:document-statistic meta:table-count="1" meta:cell-count="21" meta:object-count="0"/>
  </office:meta>
</office:document-meta>
</file>